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erif" officeooo:rsid="001edc09" officeooo:paragraph-rsid="001edc09"/>
    </style:style>
    <style:style style:name="P2" style:family="paragraph" style:parent-style-name="Standard">
      <style:paragraph-properties fo:text-align="justify" style:justify-single-word="false"/>
      <style:text-properties style:font-name="Liberation Serif" officeooo:rsid="001edc09" officeooo:paragraph-rsid="001edc09"/>
    </style:style>
    <style:style style:name="P3" style:family="paragraph" style:parent-style-name="Standard" style:list-style-name="L1">
      <style:paragraph-properties fo:text-align="justify" style:justify-single-word="false"/>
      <style:text-properties style:font-name="Liberation Serif" officeooo:rsid="001edc09" officeooo:paragraph-rsid="001edc09"/>
    </style:style>
    <style:style style:name="P4" style:family="paragraph" style:parent-style-name="Standard">
      <style:paragraph-properties fo:text-align="justify" style:justify-single-word="false"/>
      <style:text-properties style:font-name="Liberation Serif" officeooo:rsid="001edc09" officeooo:paragraph-rsid="00208d1d"/>
    </style:style>
    <style:style style:name="P5" style:family="paragraph" style:parent-style-name="Standard">
      <style:paragraph-properties fo:text-align="center" style:justify-single-word="false"/>
      <style:text-properties style:font-name="Liberation Serif" fo:font-size="14pt" fo:font-weight="bold" officeooo:rsid="001edc09" officeooo:paragraph-rsid="001edc09" style:font-size-asian="14pt" style:font-weight-asian="bold" style:font-size-complex="14pt" style:font-weight-complex="bold"/>
    </style:style>
    <style:style style:name="P6" style:family="paragraph" style:parent-style-name="Standard" style:list-style-name="L2">
      <style:paragraph-properties fo:text-align="justify" style:justify-single-word="false"/>
      <style:text-properties style:font-name="Liberation Serif" officeooo:rsid="00208d1d" officeooo:paragraph-rsid="00208d1d"/>
    </style:style>
    <style:style style:name="P7" style:family="paragraph" style:parent-style-name="Standard" style:list-style-name="L3">
      <style:paragraph-properties fo:text-align="justify" style:justify-single-word="false"/>
      <style:text-properties style:font-name="Liberation Serif" officeooo:rsid="00208d1d" officeooo:paragraph-rsid="00208d1d"/>
    </style:style>
    <style:style style:name="P8" style:family="paragraph" style:parent-style-name="Standard">
      <style:paragraph-properties fo:text-align="justify" style:justify-single-word="false"/>
      <style:text-properties style:font-name="Liberation Serif" officeooo:rsid="00208d1d" officeooo:paragraph-rsid="00208d1d"/>
    </style:style>
    <style:style style:name="P9" style:family="paragraph" style:parent-style-name="Standard" style:list-style-name="L1">
      <style:paragraph-properties fo:text-align="justify" style:justify-single-word="false"/>
      <style:text-properties style:font-name="Liberation Serif" officeooo:rsid="0021ef0c" officeooo:paragraph-rsid="0021ef0c"/>
    </style:style>
    <style:style style:name="P10" style:family="paragraph" style:parent-style-name="Standard">
      <style:paragraph-properties fo:text-align="justify" style:justify-single-word="false"/>
      <style:text-properties style:font-name="Liberation Serif" officeooo:rsid="002300f8" officeooo:paragraph-rsid="002300f8"/>
    </style:style>
    <style:style style:name="P11" style:family="paragraph" style:parent-style-name="Standard" style:list-style-name="L4">
      <style:paragraph-properties fo:text-align="justify" style:justify-single-word="false"/>
      <style:text-properties style:font-name="Liberation Serif" officeooo:rsid="002300f8" officeooo:paragraph-rsid="002300f8"/>
    </style:style>
    <style:style style:name="P12" style:family="paragraph" style:parent-style-name="Standard" style:list-style-name="L5">
      <style:paragraph-properties fo:text-align="justify" style:justify-single-word="false"/>
      <style:text-properties style:font-name="Liberation Serif" officeooo:rsid="002300f8" officeooo:paragraph-rsid="002300f8"/>
    </style:style>
    <style:style style:name="P13" style:family="paragraph" style:parent-style-name="Standard" style:list-style-name="L6">
      <style:paragraph-properties fo:text-align="justify" style:justify-single-word="false"/>
      <style:text-properties style:font-name="Liberation Serif" officeooo:rsid="002300f8" officeooo:paragraph-rsid="002300f8"/>
    </style:style>
    <style:style style:name="P14" style:family="paragraph" style:parent-style-name="Standard" style:list-style-name="L7">
      <style:paragraph-properties fo:text-align="justify" style:justify-single-word="false"/>
      <style:text-properties style:font-name="Liberation Serif" officeooo:rsid="002300f8" officeooo:paragraph-rsid="002300f8"/>
    </style:style>
    <style:style style:name="P15" style:family="paragraph" style:parent-style-name="Standard" style:list-style-name="L8">
      <style:paragraph-properties fo:text-align="justify" style:justify-single-word="false"/>
      <style:text-properties style:font-name="Liberation Serif" officeooo:rsid="002300f8" officeooo:paragraph-rsid="002300f8"/>
    </style:style>
    <style:style style:name="P16" style:family="paragraph" style:parent-style-name="Standard" style:list-style-name="L8">
      <style:paragraph-properties fo:text-align="justify" style:justify-single-word="false"/>
      <style:text-properties style:font-name="Liberation Serif" officeooo:rsid="0024ada6" officeooo:paragraph-rsid="0024ada6"/>
    </style:style>
    <style:style style:name="T1" style:family="text">
      <style:text-properties officeooo:rsid="00208d1d"/>
    </style:style>
    <style:style style:name="T2" style:family="text">
      <style:text-properties officeooo:rsid="0021ef0c"/>
    </style:style>
    <style:style style:name="T3" style:family="text">
      <style:text-properties officeooo:rsid="002300f8"/>
    </style:style>
    <style:style style:name="T4" style:family="text">
      <style:text-properties officeooo:rsid="0024ada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querimientos E-Commerce de ropa</text:p>
      <text:p text:style-name="P1"/>
      <text:p text:style-name="P2"><text:tab/>El sistema para el usuario debe de constar de 5 pantallas:</text:p>
      <text:list xml:id="list641556396" text:style-name="L1">
        <text:list-item>
          <text:p text:style-name="P3">Inicio sesión</text:p>
        </text:list-item>
        <text:list-item>
          <text:p text:style-name="P3">Registro</text:p>
        </text:list-item>
        <text:list-item>
          <text:p text:style-name="P3">Home</text:p>
        </text:list-item>
        <text:list-item>
          <text:p text:style-name="P3">Producto</text:p>
        </text:list-item>
        <text:list-item>
          <text:p text:style-name="P3">Carrito</text:p>
        </text:list-item>
        <text:list-item>
          <text:p text:style-name="P9">Perfil Usuario</text:p>
        </text:list-item>
        <text:list-item>
          <text:p text:style-name="P9">Administrador</text:p>
        </text:list-item>
      </text:list>
      <text:p text:style-name="P2"/>
      <text:p text:style-name="P2"><text:tab/>Inicio de sesión</text:p>
      <text:p text:style-name="P4"><text:tab/>El inicio de sesión es como cualquier otro <text:span text:style-name="T1">pero debe de tener en cuenta los siguientes inputs:</text:span></text:p>
      <text:list xml:id="list512264453" text:style-name="L2">
        <text:list-item>
          <text:p text:style-name="P6">Usuario o Mail.</text:p>
        </text:list-item>
        <text:list-item>
          <text:p text:style-name="P6">Contraseña.</text:p>
        </text:list-item>
        <text:list-item>
          <text:p text:style-name="P6">Mostrar contraseña.</text:p>
        </text:list-item>
      </text:list>
      <text:p text:style-name="P4"><text:span text:style-name="T1">D</text:span>ebe de constar con el botón de “Entrar”, un botón de registro que va redirigir a la pantalla de registro. <text:span text:style-name="T1">El inicio de sesión debe de cumplir con las validaciones de cookies correspondientes.</text:span></text:p>
      <text:p text:style-name="P2"/>
      <text:p text:style-name="P2"><text:tab/><text:span text:style-name="T1">Registro</text:span></text:p>
      <text:p text:style-name="P2"><text:tab/><text:span text:style-name="T1">El registro debe de registrar al usuario teniendo en cuenta los siguientes inputs:</text:span></text:p>
      <text:list xml:id="list2874213478" text:style-name="L3">
        <text:list-item>
          <text:p text:style-name="P7">Nombre completo.</text:p>
        </text:list-item>
        <text:list-item>
          <text:p text:style-name="P7">Nombre de usuario.</text:p>
        </text:list-item>
        <text:list-item>
          <text:p text:style-name="P7">Mail.</text:p>
        </text:list-item>
        <text:list-item>
          <text:p text:style-name="P7">Dirección.</text:p>
        </text:list-item>
        <text:list-item>
          <text:p text:style-name="P7">Código postal.</text:p>
        </text:list-item>
        <text:list-item>
          <text:p text:style-name="P7">Provincia.</text:p>
        </text:list-item>
        <text:list-item>
          <text:p text:style-name="P7">Medio de pago (opcional, hasta que el usuario requiera comprar algún producto)</text:p>
        </text:list-item>
      </text:list>
      <text:p text:style-name="P8">El registro guarda la información del usuario en la base de datos para posteriores compras y uso o no de la logística de la empresa (envíos). <text:span text:style-name="T2">Al momento de registrar se debe solicitar la confirmación de un contrato de términos y condiciones</text:span></text:p>
      <text:p text:style-name="P8"/>
      <text:p text:style-name="P8"><text:tab/>Home</text:p>
      <text:p text:style-name="P8"><text:tab/>El home será la página principal mostrada, con su correspondiente navbar, sidebar, input de <text:s/>búsqueda, <text:s/>con respectiva categorización y demás. Con un carrusel con los productos en tendencia ya sea nuevos o más vendidos. Mientras se scrollea se mostrarán productos por categoría hasta llegar al footer que va mostrar la información de contacto, dirección, canales de atención al cliente, etc. El Home va seguir la estructura de header/main/footer</text:p>
      <text:p text:style-name="P8"/>
      <text:p text:style-name="P8"><text:tab/>Producto</text:p>
      <text:p text:style-name="P8"><text:tab/>Esta pantalla va mostrar el producto determinado que quiera comprar o mirar mas detalladamente el cliente. El producto debe de constar de sus fotos, nombre, talle, colores, precio y un input que contemple la cantidad que desea comprar el usuario <text:span text:style-name="T2">y un botón de compra. En caso que el usuario no haya ingresado medio de pago se redirigirá a su perfil que mostrará toda la información de usuario para su completado posterior, en caso de incorporar medio de pago, lo ideal sería solicitar un foto del usuario y además foto de DNI para evitar posibles estafas.</text:span></text:p>
      <text:p text:style-name="P8"/>
      <text:p text:style-name="P8"><text:tab/><text:span text:style-name="T2">Perfil Usuario</text:span></text:p>
      <text:p text:style-name="P8"><text:tab/><text:span text:style-name="T2">Esta pantalla mostrará toda la información introducida por el usuario, su modificación y alteración debe hacerse solo por el usuario o en su defecto por un administrador. Lo ideal sería incluir un recuento de compras, historial de movimientos, rastreo de envío, etc </text:span></text:p>
      <text:p text:style-name="P8"/>
      <text:p text:style-name="P8"><text:soft-page-break/><text:tab/><text:span text:style-name="T2">Carrito</text:span></text:p>
      <text:p text:style-name="P8"><text:tab/><text:span text:style-name="T2">Esta pantalla va contemplar todos los productos que el usuario vaya almacenando en el carrito teniendo en cuenta que salga todos los productos en una especie de lista con su determinado precio por producto. Además de eso debe de salir el subtotal y el total y el precio del envío si es que lo solicita. También lo ideal sería ver en cuantas cuotas le quedaría la compra, el interés, los impuestos, con o sin envío, y el medio de pago.</text:span></text:p>
      <text:p text:style-name="P8"/>
      <text:p text:style-name="P8"><text:tab/><text:span text:style-name="T2">Administrador</text:span></text:p>
      <text:p text:style-name="P8"><text:tab/><text:span text:style-name="T2">Verá la cantidad total de productos </text:span><text:span text:style-name="T3">en forma de lista</text:span><text:span text:style-name="T2">, debe contar con un input que le permita navegar entre la gama de productos, ver la cantidad, el precio, </text:span><text:span text:style-name="T3">y cosas como las fotos y detalles del producto. También debe de ser posible ver la información del usuario, tanto su historial de compras como información sensible, estar en constante contacto con el usuario para solucionar sus problemas, darle la posibilidad de cancelar compra o de una posible devolución pero esto lo ideal seria que lo controle un determinado departamento que dictamine el estado del producto o las razones de devolución.</text:span></text:p>
      <text:p text:style-name="P8"><text:tab/><text:span text:style-name="T3">También debe de ver el balance de ganancias mensuales y o anuales, y cuando un producto llegue a cantidad 0 debe largar una notificación avisando al administrador.</text:span></text:p>
      <text:p text:style-name="P8"/>
      <text:p text:style-name="P8"/>
      <text:p text:style-name="P8"><text:tab/><text:span text:style-name="T3">Tecnologías a utilizar</text:span></text:p>
      <text:p text:style-name="P8"/>
      <text:p text:style-name="P10">Base de datos</text:p>
      <text:list xml:id="list1534020002" text:style-name="L4">
        <text:list-item>
          <text:p text:style-name="P11">No relacional: MongoDB</text:p>
        </text:list-item>
      </text:list>
      <text:p text:style-name="P10"/>
      <text:p text:style-name="P10"><text:span text:style-name="T4">Documentos</text:span> de base de datos <text:span text:style-name="T4">(Hasta el momento)</text:span></text:p>
      <text:list xml:id="list3089406509" text:style-name="L8">
        <text:list-item>
          <text:p text:style-name="P15">Usuario</text:p>
        </text:list-item>
        <text:list-item>
          <text:p text:style-name="P15">Productos</text:p>
        </text:list-item>
        <text:list-item>
          <text:p text:style-name="P15">Administradores</text:p>
        </text:list-item>
        <text:list-item>
          <text:p text:style-name="P15">Historial (movimientos)</text:p>
        </text:list-item>
        <text:list-item>
          <text:p text:style-name="P16">Carrito</text:p>
        </text:list-item>
      </text:list>
      <text:p text:style-name="P10"/>
      <text:p text:style-name="P10">Lenguaje de programación</text:p>
      <text:list xml:id="list1700010375" text:style-name="L5">
        <text:list-item>
          <text:p text:style-name="P12">Typescript</text:p>
        </text:list-item>
      </text:list>
      <text:p text:style-name="P10"/>
      <text:p text:style-name="P10">Frameworks y/o librerías Front-End</text:p>
      <text:list xml:id="list4150667101" text:style-name="L6">
        <text:list-item>
          <text:p text:style-name="P13">Vite o Nextjs</text:p>
        </text:list-item>
        <text:list-item>
          <text:p text:style-name="P13">React-Router-Dom</text:p>
        </text:list-item>
        <text:list-item>
          <text:p text:style-name="P13">Axios</text:p>
        </text:list-item>
        <text:list-item>
          <text:p text:style-name="P13">Tailwind css</text:p>
        </text:list-item>
      </text:list>
      <text:p text:style-name="P10"/>
      <text:p text:style-name="P10">Frameworks y/o librerías Back-End</text:p>
      <text:list xml:id="list1354157530" text:style-name="L7">
        <text:list-item>
          <text:p text:style-name="P14">Express</text:p>
        </text:list-item>
        <text:list-item>
          <text:p text:style-name="P14">Tipos definidos para typescript</text:p>
        </text:list-item>
        <text:list-item>
          <text:p text:style-name="P14">Nodemon para desarrollo</text:p>
        </text:list-item>
        <text:list-item>
          <text:p text:style-name="P14">Json web-token</text:p>
        </text:list-item>
        <text:list-item>
          <text:p text:style-name="P14">Ts-node</text:p>
        </text:list-item>
        <text:list-item>
          <text:p text:style-name="P14">MongoDB (Librería) o mongoose</text:p>
        </text:list-item>
      </text:list>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12:12:33.496481900</meta:creation-date>
    <dc:date>2024-07-04T13:10:08.437460644</dc:date>
    <meta:editing-duration>PT1M40S</meta:editing-duration>
    <meta:editing-cycles>1</meta:editing-cycles>
    <meta:document-statistic meta:table-count="0" meta:image-count="0" meta:object-count="0" meta:page-count="2" meta:paragraph-count="59" meta:word-count="671" meta:character-count="3968" meta:non-whitespace-character-count="3370"/>
    <meta:generator>LibreOffice/7.3.7.2$Linux_X86_64 LibreOffice_project/30$Build-2</meta:generator>
  </office:meta>
</office:document-meta>
</file>